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d28" officeooo:paragraph-rsid="0003ad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Explicar cómo podemos interconectar máquinas con SO Windows y SO GNU/Linux ¿Qué servicios podemos</text:p>
      <text:p text:style-name="Standard">compartir?</text:p>
      <text:p text:style-name="Standard">2.Describir los parámetros generales para el funcionamiento de un servidor y definir valores de ejemplo:</text:p>
      <text:p text:style-name="Standard">◦ Red de Windows.</text:p>
      <text:p text:style-name="Standard">◦ Netbios name.</text:p>
      <text:p text:style-name="Standard">◦ Server string.</text:p>
      <text:p text:style-name="Standard">◦ Interface.</text:p>
      <text:p text:style-name="Standard">3.Identificar la interface de red de la máquina con SO GNU/Linux, obtener su IP y la IP de difusión.</text:p>
      <text:p text:style-name="Standard">4.Acceder a la red mediante el explorador de archivos (u otra instancia si fuese necesario). Identificar los</text:p>
      <text:p text:style-name="Standard">parámetros del servidor y su IP.</text:p>
      <text:p text:style-name="Standard">Red workgroup</text:p>
      <text:p text:style-name="Standard">Redes</text:p>
      <text:p text:style-name="Standard">5.Acceder a alguno de los servidores de la red para ver sus archivos, carpetas y recursos compartidos. ¿Qué</text:p>
      <text:p text:style-name="Standard">opciones hay para las carpetas y archivos?</text:p>
      <text:p text:style-name="Standard">6.Acceder al servidor por su IP. ¿Qué diferencias hay al acceder por su nombre de red?</text:p>
      <text:p text:style-name="P1">Respuestas </text:p>
      <text:p text:style-name="P1">1- Se puede interconectar ambos sistemas operativos mediante el programa de samba desarrrolado como software libre viniendo ya instalado en los sistemas operativos de GNU/LINUX…<text:line-break/>Esta conecta mediante el programa una conexión de red creada con el programa que permite pasar archivos, aplicaciones y los parametros de configuracion del hardware que se envie mediante la conexión de red establecida como espacio de almacenamiento u otros como impresoras, etc.</text:p>
      <text:p text:style-name="P1">2- Red de Windows : <text:tab/><text:tab/><text:tab/><text:tab/><text:tab/><text:tab/><text:tab/>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6:36:59.908758585</meta:creation-date>
    <dc:date>2024-04-19T17:09:39.989551419</dc:date>
    <meta:editing-duration>PT32M41S</meta:editing-duration>
    <meta:editing-cycles>1</meta:editing-cycles>
    <meta:document-statistic meta:table-count="0" meta:image-count="0" meta:object-count="0" meta:page-count="1" meta:paragraph-count="18" meta:word-count="202" meta:character-count="1261" meta:non-whitespace-character-count="1067"/>
    <meta:generator>LibreOffice/7.4.7.2$Linux_X86_64 LibreOffice_project/40$Build-2</meta:generator>
  </office:meta>
</office:document-meta>
</file>